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8.184in"/>
    </style:style>
    <style:style style:name="TableColumn4" style:family="table-column">
      <style:table-column-properties style:column-width="0.9444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 style:min-row-height="0.0138in"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fo:font-weight="bold" style:font-weight-asian="bold" fo:font-size="12pt" style:font-size-asian="12pt" fo:language="en" fo:country="US"/>
    </style:style>
    <style:style style:name="TableCell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/>
      <style:text-properties fo:font-weight="bold" style:font-weight-asian="bold" fo:font-size="12pt" style:font-size-asian="12pt" fo:language="en" fo:country="US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  <style:text-properties fo:font-weight="bold" style:font-weight-asian="bold" fo:font-size="12pt" style:font-size-asian="12pt" fo:language="en" fo:country="US"/>
    </style:style>
    <style:style style:name="TableRow12" style:family="table-row">
      <style:table-row-properties style:min-row-height="0.0138in"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Row19" style:family="table-row">
      <style:table-row-properties style:min-row-height="0.0138in"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Row26" style:family="table-row">
      <style:table-row-properties style:min-row-height="0.0138in"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Row33" style:family="table-row">
      <style:table-row-properties style:min-row-height="0.0138in"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Row40" style:family="table-row">
      <style:table-row-properties style:min-row-height="0.0138in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Row47" style:family="table-row">
      <style:table-row-properties style:min-row-height="0.0138in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fo:language="en" fo:country="US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Row54" style:family="table-row">
      <style:table-row-properties style:min-row-height="0.0138in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Row61" style:family="table-row">
      <style:table-row-properties style:min-row-height="0.0138in"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6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Row68" style:family="table-row">
      <style:table-row-properties style:min-row-height="0.0138in"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Row75" style:family="table-row">
      <style:table-row-properties style:min-row-height="0.0138in"/>
    </style:style>
    <style:style style:name="TableCell7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8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  <style:text-properties fo:font-size="12pt" style:font-size-asian="12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Blog Info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Blog Info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BlogName</text:p>
          </table:table-cell>
          <table:table-cell table:style-name="TableCell29">
            <text:p text:style-name="P30">Blog name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logSlogan</text:p>
          </table:table-cell>
          <table:table-cell table:style-name="TableCell36">
            <text:p text:style-name="P37">Blog title/slogan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OwnerName</text:p>
          </table:table-cell>
          <table:table-cell table:style-name="TableCell43">
            <text:p text:style-name="P44">Owner nam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OwnerMail</text:p>
          </table:table-cell>
          <table:table-cell table:style-name="TableCell50">
            <text:p text:style-name="P51">Owner mail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Created</text:p>
          </table:table-cell>
          <table:table-cell table:style-name="TableCell57">
            <text:p text:style-name="P58">Creation date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Copyright</text:p>
          </table:table-cell>
          <table:table-cell table:style-name="TableCell64">
            <text:p text:style-name="P65">Copyright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Version</text:p>
          </table:table-cell>
          <table:table-cell table:style-name="TableCell71">
            <text:p text:style-name="P72">Blog version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nkEdit</text:p>
          </table:table-cell>
          <table:table-cell table:style-name="TableCell78">
            <text:p text:style-name="P79">Edit</text:p>
          </table:table-cell>
          <table:table-cell table:style-name="TableCell80">
            <text:p text:style-name="P8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13:00Z</dc:date>
    <meta:template xlink:href="Normal.dotm" xlink:type="simple"/>
    <meta:editing-cycles>17</meta:editing-cycles>
    <meta:editing-duration>PT3300S</meta:editing-duration>
    <meta:document-statistic meta:page-count="1" meta:paragraph-count="1" meta:word-count="36" meta:character-count="254" meta:row-count="1" meta:non-whitespace-character-count="219"/>
  </office:meta>
</office:document-meta>
</file>